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0000001737FA9F403DAD56B8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text-properties style:font-name="Liberation Sans" fo:font-size="15pt" style:text-underline-style="solid" style:text-underline-width="auto" style:text-underline-color="font-color" fo:font-weight="bold" officeooo:rsid="000a7932" officeooo:paragraph-rsid="000a7932" style:font-size-asian="15pt" style:font-weight-asian="bold" style:font-size-complex="15pt" style:font-weight-complex="bold"/>
    </style:style>
    <style:style style:name="P3" style:family="paragraph" style:parent-style-name="Standard">
      <style:paragraph-properties fo:line-height="150%"/>
      <style:text-properties style:font-name="Liberation Sans" fo:font-size="15pt" style:text-underline-style="solid" style:text-underline-width="auto" style:text-underline-color="font-color" fo:font-weight="bold" officeooo:rsid="0012fe72" officeooo:paragraph-rsid="0012fe72" style:font-size-asian="15pt" style:font-weight-asian="bold" style:font-size-complex="15pt" style:font-weight-complex="bold"/>
    </style:style>
    <style:style style:name="P4" style:family="paragraph" style:parent-style-name="Standard">
      <style:paragraph-properties fo:line-height="150%"/>
      <style:text-properties style:font-name="Liberation Sans" fo:font-size="12pt" fo:font-style="italic" fo:font-weight="normal" officeooo:rsid="0028f026" officeooo:paragraph-rsid="0028f026" style:font-size-asian="10.5pt" style:font-style-asian="italic" style:font-weight-asian="normal" style:font-size-complex="12pt" style:font-style-complex="italic" style:font-weight-complex="normal"/>
    </style:style>
    <style:style style:name="P5" style:family="paragraph" style:parent-style-name="Standard">
      <style:paragraph-properties fo:line-height="150%"/>
      <style:text-properties style:font-name="Liberation Sans" fo:font-size="12pt" fo:font-style="italic" fo:font-weight="normal" officeooo:rsid="00293d30" officeooo:paragraph-rsid="00293d30" style:font-size-asian="10.5pt" style:font-style-asian="italic" style:font-weight-asian="normal" style:font-size-complex="12pt" style:font-style-complex="italic" style:font-weight-complex="normal"/>
    </style:style>
    <style:style style:name="P6" style:family="paragraph" style:parent-style-name="Standard">
      <style:paragraph-properties fo:line-height="150%"/>
      <style:text-properties style:font-name="Liberation Sans" fo:font-size="12pt" fo:font-style="italic" fo:font-weight="normal" officeooo:rsid="0029cf3c" officeooo:paragraph-rsid="0029cf3c" style:font-size-asian="10.5pt" style:font-style-asian="italic" style:font-weight-asian="normal" style:font-size-complex="12pt" style:font-style-complex="italic" style:font-weight-complex="normal"/>
    </style:style>
    <style:style style:name="P7" style:family="paragraph" style:parent-style-name="Standard">
      <style:paragraph-properties fo:line-height="150%"/>
      <style:text-properties style:font-name="Liberation Sans" fo:font-size="12pt" fo:font-style="italic" fo:font-weight="normal" officeooo:rsid="0036d5da" officeooo:paragraph-rsid="0036d5da" style:font-size-asian="10.5pt" style:font-style-asian="italic" style:font-weight-asian="normal" style:font-size-complex="12pt" style:font-style-complex="italic" style:font-weight-complex="normal"/>
    </style:style>
    <style:style style:name="P8" style:family="paragraph" style:parent-style-name="Standard">
      <style:paragraph-properties fo:line-height="150%"/>
      <style:text-properties style:font-name="Liberation Sans" fo:font-size="12pt" fo:font-style="italic" fo:font-weight="normal" officeooo:rsid="002ef206" officeooo:paragraph-rsid="002ef206" style:font-size-asian="10.5pt" style:font-style-asian="italic" style:font-weight-asian="normal" style:font-size-complex="12pt" style:font-style-complex="italic" style:font-weight-complex="normal"/>
    </style:style>
    <style:style style:name="P9" style:family="paragraph" style:parent-style-name="Standard">
      <style:paragraph-properties fo:line-height="150%"/>
      <style:text-properties style:font-name="Liberation Sans" fo:font-size="12pt" fo:font-style="italic" fo:font-weight="normal" officeooo:rsid="002fa316" officeooo:paragraph-rsid="002fa316" style:font-size-asian="10.5pt" style:font-style-asian="italic" style:font-weight-asian="normal" style:font-size-complex="12pt" style:font-style-complex="italic" style:font-weight-complex="normal"/>
    </style:style>
    <style:style style:name="P10" style:family="paragraph" style:parent-style-name="Standard">
      <style:paragraph-properties fo:line-height="150%"/>
      <style:text-properties style:font-name="Liberation Sans" fo:font-size="12pt" fo:font-style="normal" fo:font-weight="normal" officeooo:rsid="002adf00" officeooo:paragraph-rsid="0029cf3c"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style:font-name="Liberation Sans" fo:font-size="12pt" fo:font-style="normal" fo:font-weight="normal" officeooo:rsid="0036d5da" officeooo:paragraph-rsid="0036d5da"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style:text-properties style:font-name="Liberation Sans" fo:font-size="12pt" fo:font-style="normal" fo:font-weight="normal" officeooo:rsid="002ef206" officeooo:paragraph-rsid="002ef206" style:font-size-asian="10.5pt" style:font-style-asian="normal" style:font-weight-asian="normal" style:font-size-complex="12pt" style:font-style-complex="normal" style:font-weight-complex="normal"/>
    </style:style>
    <style:style style:name="P13" style:family="paragraph" style:parent-style-name="Standard">
      <style:paragraph-properties fo:line-height="150%"/>
      <style:text-properties style:font-name="Liberation Sans" fo:font-size="12pt" fo:font-style="normal" fo:font-weight="normal" officeooo:rsid="002fa316" officeooo:paragraph-rsid="002ef206" style:font-size-asian="10.5pt" style:font-style-asian="normal" style:font-weight-asian="normal" style:font-size-complex="12pt" style:font-style-complex="normal" style:font-weight-complex="normal"/>
    </style:style>
    <style:style style:name="P14" style:family="paragraph" style:parent-style-name="Standard">
      <style:paragraph-properties fo:line-height="150%"/>
      <style:text-properties style:font-name="Liberation Sans" fo:font-size="12pt" fo:font-style="normal" fo:font-weight="normal" officeooo:rsid="002fa316" officeooo:paragraph-rsid="002fa316" style:font-size-asian="10.5pt" style:font-style-asian="normal" style:font-weight-asian="normal" style:font-size-complex="12pt" style:font-style-complex="normal" style:font-weight-complex="normal"/>
    </style:style>
    <style:style style:name="P15" style:family="paragraph" style:parent-style-name="Standard">
      <style:paragraph-properties fo:line-height="150%"/>
      <style:text-properties style:font-name="Liberation Sans" fo:font-size="12pt" fo:font-style="normal" fo:font-weight="normal" officeooo:rsid="00293d30" officeooo:paragraph-rsid="00293d30" style:font-size-asian="10.5pt" style:font-style-asian="normal" style:font-weight-asian="normal" style:font-size-complex="12pt" style:font-style-complex="normal" style:font-weight-complex="normal"/>
    </style:style>
    <style:style style:name="P16" style:family="paragraph" style:parent-style-name="Standard">
      <style:paragraph-properties fo:line-height="150%"/>
      <style:text-properties style:font-name="Liberation Sans" fo:font-size="12pt" style:text-underline-style="none" fo:font-weight="normal" officeooo:rsid="003b7ff4" officeooo:paragraph-rsid="003b7ff4" style:font-size-asian="12pt" style:font-weight-asian="normal" style:font-size-complex="12pt" style:font-weight-complex="normal"/>
    </style:style>
    <style:style style:name="P17" style:family="paragraph" style:parent-style-name="Standard">
      <style:paragraph-properties fo:line-height="150%"/>
      <style:text-properties style:font-name="Liberation Sans" fo:font-size="14pt" fo:font-weight="bold" officeooo:rsid="000a7932" officeooo:paragraph-rsid="000a7932" style:font-size-asian="14pt" style:font-weight-asian="bold" style:font-size-complex="14pt" style:font-weight-complex="bold"/>
    </style:style>
    <style:style style:name="P18" style:family="paragraph" style:parent-style-name="Standard">
      <style:paragraph-properties fo:line-height="150%"/>
      <style:text-properties style:font-name="Liberation Sans" fo:font-size="14pt" fo:font-weight="bold" officeooo:rsid="0019ba78" officeooo:paragraph-rsid="0019ba78" style:font-size-asian="14pt" style:font-weight-asian="bold" style:font-size-complex="14pt" style:font-weight-complex="bold"/>
    </style:style>
    <style:style style:name="P19" style:family="paragraph" style:parent-style-name="Standard">
      <style:paragraph-properties fo:line-height="150%"/>
      <style:text-properties style:font-name="Liberation Sans" fo:font-size="14pt" fo:font-weight="bold" officeooo:rsid="0019ba78" officeooo:paragraph-rsid="00293d30" style:font-size-asian="14pt" style:font-weight-asian="bold" style:font-size-complex="14pt" style:font-weight-complex="bold"/>
    </style:style>
    <style:style style:name="P20" style:family="paragraph" style:parent-style-name="Standard">
      <style:paragraph-properties fo:line-height="150%"/>
      <style:text-properties style:font-name="Liberation Sans" fo:font-size="14pt" fo:font-weight="bold" officeooo:rsid="0033f908" officeooo:paragraph-rsid="0033f908" style:font-size-asian="14pt" style:font-weight-asian="bold" style:font-size-complex="14pt" style:font-weight-complex="bold"/>
    </style:style>
    <style:style style:name="P21" style:family="paragraph" style:parent-style-name="Standard">
      <style:paragraph-properties fo:line-height="150%"/>
      <style:text-properties style:font-name="Liberation Sans" fo:font-size="14pt" fo:font-weight="bold" officeooo:rsid="002ef206" officeooo:paragraph-rsid="002ef206" style:font-size-asian="14pt" style:font-weight-asian="bold" style:font-size-complex="14pt" style:font-weight-complex="bold"/>
    </style:style>
    <style:style style:name="P22" style:family="paragraph" style:parent-style-name="Standard">
      <style:paragraph-properties fo:line-height="150%"/>
      <style:text-properties style:font-name="Liberation Sans" fo:font-weight="bold" officeooo:rsid="0038b09e" officeooo:paragraph-rsid="0038b09e" style:font-weight-asian="bold" style:font-weight-complex="bold"/>
    </style:style>
    <style:style style:name="P23" style:family="paragraph" style:parent-style-name="Standard">
      <style:paragraph-properties fo:line-height="150%"/>
      <style:text-properties style:font-name="Liberation Sans" fo:font-weight="normal" officeooo:rsid="0038b09e" officeooo:paragraph-rsid="0038b09e" style:font-weight-asian="normal" style:font-weight-complex="normal"/>
    </style:style>
    <style:style style:name="P24"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2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111fc7" officeooo:paragraph-rsid="00111fc7" style:font-size-asian="18pt" style:font-weight-asian="bold" style:font-size-complex="18pt" style:font-weight-complex="bold"/>
    </style:style>
    <style:style style:name="P26"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64c653"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150%"/>
      <style:text-properties fo:color="#000000" style:font-name="Liberation Sans" fo:font-size="12pt" fo:font-style="normal" style:text-underline-style="none" fo:font-weight="normal" officeooo:rsid="0064c653" officeooo:paragraph-rsid="008d67cf"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150%"/>
      <style:text-properties fo:color="#000000" style:font-name="Liberation Sans" fo:font-size="12pt" fo:font-style="normal" style:text-underline-style="none" fo:font-weight="normal" officeooo:rsid="00668e2b" officeooo:paragraph-rsid="00668e2b" style:font-size-asian="10.5pt" style:font-style-asian="normal" style:font-weight-asian="normal" style:font-size-complex="12pt" style:font-style-complex="normal" style:font-weight-complex="normal"/>
    </style:style>
    <style:style style:name="P29" style:family="paragraph" style:parent-style-name="Standard">
      <style:paragraph-properties fo:line-height="150%"/>
      <style:text-properties fo:color="#000000" style:font-name="Liberation Sans" fo:font-size="12pt" fo:font-style="normal" style:text-underline-style="none" fo:font-weight="normal" officeooo:rsid="005a0bd6" officeooo:paragraph-rsid="005a0bd6"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50%"/>
      <style:text-properties fo:color="#000000" style:font-name="Liberation Sans" fo:font-size="12pt" style:text-underline-style="none" fo:font-weight="normal" officeooo:rsid="0020c212" officeooo:paragraph-rsid="001ef73a" style:font-size-asian="12pt" style:font-weight-asian="normal" style:font-size-complex="12pt" style:font-weight-complex="normal"/>
    </style:style>
    <style:style style:name="P31" style:family="paragraph" style:parent-style-name="Standard">
      <style:paragraph-properties fo:line-height="150%"/>
      <style:text-properties fo:color="#000000" style:font-name="Liberation Sans" fo:font-size="12pt" style:text-underline-style="none" fo:font-weight="normal" officeooo:rsid="003f6dd4" officeooo:paragraph-rsid="003f6dd4" style:font-size-asian="12pt" style:font-weight-asian="normal" style:font-size-complex="12pt" style:font-weight-complex="normal"/>
    </style:style>
    <style:style style:name="P32" style:family="paragraph" style:parent-style-name="Standard">
      <style:paragraph-properties fo:line-height="150%"/>
      <style:text-properties fo:color="#000000" style:font-name="Liberation Sans" fo:font-size="12pt" style:text-underline-style="none" fo:font-weight="normal" officeooo:rsid="003f6dd4" officeooo:paragraph-rsid="003f6dd4" style:font-size-asian="10.5pt" style:font-weight-asian="normal" style:font-size-complex="12pt" style:font-weight-complex="normal"/>
    </style:style>
    <style:style style:name="P33" style:family="paragraph" style:parent-style-name="Standard">
      <style:paragraph-properties fo:line-height="150%"/>
      <style:text-properties fo:color="#000000" style:font-name="Liberation Sans" fo:font-size="12pt" style:text-underline-style="none" fo:font-weight="normal" officeooo:rsid="0020c212" officeooo:paragraph-rsid="0020c212" style:font-size-asian="10.5pt" style:font-weight-asian="normal" style:font-size-complex="12pt" style:font-weight-complex="normal"/>
    </style:style>
    <style:style style:name="P34" style:family="paragraph" style:parent-style-name="Standard">
      <style:paragraph-properties fo:line-height="150%"/>
      <style:text-properties fo:color="#000000" style:font-name="Liberation Sans" fo:font-size="12pt" fo:font-style="italic" style:text-underline-style="none" fo:font-weight="normal" officeooo:rsid="003f6dd4" officeooo:paragraph-rsid="003f6dd4" style:font-size-asian="12pt" style:font-style-asian="italic" style:font-weight-asian="normal" style:font-size-complex="12pt" style:font-style-complex="italic" style:font-weight-complex="normal"/>
    </style:style>
    <style:style style:name="P35" style:family="paragraph" style:parent-style-name="Standard">
      <style:paragraph-properties fo:line-height="150%"/>
      <style:text-properties fo:color="#000000" style:font-name="Liberation Sans" fo:font-size="12pt" fo:font-style="italic" style:text-underline-style="none" fo:font-weight="normal" officeooo:rsid="00668e2b" officeooo:paragraph-rsid="00668e2b" style:font-size-asian="10.5pt" style:font-style-asian="italic" style:font-weight-asian="normal" style:font-size-complex="12pt" style:font-style-complex="italic" style:font-weight-complex="normal"/>
    </style:style>
    <style:style style:name="P36" style:family="paragraph" style:parent-style-name="Standard">
      <style:paragraph-properties fo:line-height="150%"/>
      <style:text-properties fo:color="#000000" style:font-name="Liberation Sans" fo:font-size="12pt" fo:font-style="italic" style:text-underline-style="none" fo:font-weight="normal" officeooo:rsid="0064c653" officeooo:paragraph-rsid="0064c653" style:font-size-asian="10.5pt" style:font-style-asian="italic" style:font-weight-asian="normal" style:font-size-complex="12pt" style:font-style-complex="italic" style:font-weight-complex="normal"/>
    </style:style>
    <style:style style:name="P37" style:family="paragraph" style:parent-style-name="Standard">
      <style:paragraph-properties fo:line-height="150%"/>
      <style:text-properties fo:color="#000000" style:font-name="Liberation Sans" fo:font-size="12pt" fo:font-style="italic" style:text-underline-style="none" fo:font-weight="normal" officeooo:rsid="0064c653" officeooo:paragraph-rsid="008d67cf" style:font-size-asian="10.5pt" style:font-style-asian="italic" style:font-weight-asian="normal" style:font-size-complex="12pt" style:font-style-complex="italic" style:font-weight-complex="normal"/>
    </style:style>
    <style:style style:name="P38" style:family="paragraph" style:parent-style-name="Standard">
      <style:paragraph-properties fo:line-height="150%"/>
      <style:text-properties fo:color="#000000" style:font-name="Liberation Sans" fo:font-size="12pt" fo:font-style="italic" style:text-underline-style="none" fo:font-weight="normal" officeooo:rsid="005b32c7" officeooo:paragraph-rsid="005b32c7" style:font-size-asian="10.5pt" style:font-style-asian="italic" style:font-weight-asian="normal" style:font-size-complex="12pt" style:font-style-complex="italic" style:font-weight-complex="normal"/>
    </style:style>
    <style:style style:name="P39" style:family="paragraph" style:parent-style-name="Standard">
      <style:paragraph-properties fo:line-height="150%"/>
      <style:text-properties fo:color="#000000" style:font-name="Liberation Sans" fo:font-size="12pt" fo:font-style="italic" style:text-underline-style="none" fo:font-weight="normal" officeooo:rsid="0020c212" officeooo:paragraph-rsid="006ca87a" style:font-size-asian="10.5pt" style:font-style-asian="italic" style:font-weight-asian="normal" style:font-size-complex="12pt" style:font-style-complex="italic" style:font-weight-complex="normal"/>
    </style:style>
    <style:style style:name="P40" style:family="paragraph" style:parent-style-name="Standard">
      <style:paragraph-properties fo:line-height="150%"/>
      <style:text-properties fo:color="#000000" style:font-name="Liberation Sans" fo:font-size="12pt" fo:font-style="italic" style:text-underline-style="none" fo:font-weight="normal" officeooo:rsid="005a0bd6" officeooo:paragraph-rsid="005a0bd6" style:font-size-asian="10.5pt" style:font-style-asian="italic" style:font-weight-asian="normal" style:font-size-complex="12pt" style:font-style-complex="italic" style:font-weight-complex="normal"/>
    </style:style>
    <style:style style:name="P41" style:family="paragraph" style:parent-style-name="Standard">
      <style:paragraph-properties fo:line-height="150%"/>
      <style:text-properties fo:color="#000000" style:font-name="Liberation Sans" fo:font-size="14pt" style:text-underline-style="none" fo:font-weight="bold" officeooo:rsid="0020d021" officeooo:paragraph-rsid="0020d021" style:font-size-asian="12.25pt" style:font-weight-asian="bold" style:font-size-complex="14pt" style:font-weight-complex="bold"/>
    </style:style>
    <style:style style:name="P42" style:family="paragraph" style:parent-style-name="Standard">
      <style:paragraph-properties fo:line-height="150%"/>
      <style:text-properties fo:color="#000000" style:font-name="Liberation Sans" fo:font-size="14pt" style:text-underline-style="none" fo:font-weight="bold" officeooo:rsid="0020d021" officeooo:paragraph-rsid="0020c212" style:font-size-asian="12.25pt" style:font-weight-asian="bold" style:font-size-complex="14pt" style:font-weight-complex="bold"/>
    </style:style>
    <style:style style:name="P43" style:family="paragraph" style:parent-style-name="Standard">
      <style:paragraph-properties fo:line-height="150%"/>
      <style:text-properties fo:color="#000000" style:font-name="Liberation Sans" fo:font-size="14pt" style:text-underline-style="none" fo:font-weight="bold" officeooo:rsid="0020d021" officeooo:paragraph-rsid="008d67cf" style:font-size-asian="12.25pt" style:font-weight-asian="bold" style:font-size-complex="14pt" style:font-weight-complex="bold"/>
    </style:style>
    <style:style style:name="P44" style:family="paragraph" style:parent-style-name="Standard">
      <style:paragraph-properties fo:line-height="150%"/>
      <style:text-properties fo:color="#000000" style:font-name="Liberation Sans" fo:font-size="14pt" style:text-underline-style="none" fo:font-weight="bold" officeooo:rsid="0020c212" officeooo:paragraph-rsid="001ef73a" style:font-size-asian="12.25pt" style:font-weight-asian="bold" style:font-size-complex="14pt" style:font-weight-complex="bold"/>
    </style:style>
    <style:style style:name="P45" style:family="paragraph" style:parent-style-name="Standard">
      <style:paragraph-properties fo:line-height="150%"/>
      <style:text-properties fo:color="#000000" style:font-name="Liberation Sans" fo:font-size="14pt" style:text-underline-style="none" fo:font-weight="bold" officeooo:rsid="0020c212" officeooo:paragraph-rsid="0020c212" style:font-size-asian="12.25pt" style:font-weight-asian="bold" style:font-size-complex="14pt" style:font-weight-complex="bold"/>
    </style:style>
    <style:style style:name="P46" style:family="paragraph" style:parent-style-name="Standard">
      <style:paragraph-properties fo:line-height="150%"/>
      <style:text-properties fo:color="#000000" style:font-name="Liberation Sans" fo:font-size="14pt" style:text-underline-style="none" fo:font-weight="bold" officeooo:rsid="003f6dd4" officeooo:paragraph-rsid="003f6dd4" style:font-size-asian="12.25pt" style:font-weight-asian="bold" style:font-size-complex="14pt" style:font-weight-complex="bold"/>
    </style:style>
    <style:style style:name="P47"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178752" style:font-size-asian="10.5pt" style:font-weight-asian="normal" style:font-size-complex="12pt" style:font-weight-complex="normal"/>
    </style:style>
    <style:style style:name="P48"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178752" style:font-size-asian="15pt" style:font-weight-asian="bold" style:font-size-complex="15pt" style:font-weight-complex="bold"/>
    </style:style>
    <style:style style:name="P49"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5a0bd6" style:font-size-asian="15pt" style:font-weight-asian="bold" style:font-size-complex="15pt" style:font-weight-complex="bold"/>
    </style:style>
    <style:style style:name="P50" style:family="paragraph" style:parent-style-name="Table_20_Contents">
      <style:text-properties fo:color="#000000" style:font-name="Liberation Sans" fo:font-size="10pt" officeooo:rsid="000c1db0" officeooo:paragraph-rsid="000c1db0" style:font-size-asian="10pt" style:font-size-complex="10pt"/>
    </style:style>
    <style:style style:name="P51"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P52" style:family="paragraph" style:parent-style-name="Table_20_Contents">
      <style:text-properties fo:color="#000000" style:font-name="Liberation Sans" fo:font-size="10pt" officeooo:rsid="0010886c" officeooo:paragraph-rsid="0010886c" style:font-size-asian="10pt" style:font-size-complex="10pt"/>
    </style:style>
    <style:style style:name="P53" style:family="paragraph" style:parent-style-name="Table_20_Contents">
      <style:paragraph-properties fo:text-align="end" style:justify-single-word="false"/>
      <style:text-properties fo:color="#000000" style:font-name="Liberation Sans" fo:font-size="10pt" officeooo:rsid="0010886c" officeooo:paragraph-rsid="0010886c" style:font-size-asian="10pt" style:font-size-complex="10pt"/>
    </style:style>
    <style:style style:name="P54" style:family="paragraph" style:parent-style-name="Table_20_Contents">
      <style:paragraph-properties fo:text-align="start" style:justify-single-word="false"/>
      <style:text-properties fo:color="#000000" style:font-name="Liberation Sans" fo:font-size="10pt" officeooo:rsid="0010886c" officeooo:paragraph-rsid="0010886c" style:font-size-asian="10pt" style:font-size-complex="10pt"/>
    </style:style>
    <style:style style:name="P5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56" style:family="paragraph" style:parent-style-name="Footer">
      <style:paragraph-properties fo:text-align="end" style:justify-single-word="false"/>
    </style:style>
    <style:style style:name="P57" style:family="paragraph" style:parent-style-name="Standard">
      <style:paragraph-properties fo:line-height="150%"/>
      <style:text-properties fo:color="#000000" style:font-name="Liberation Sans" fo:font-size="14pt" style:text-underline-style="none" fo:font-weight="bold" officeooo:rsid="003f6dd4" officeooo:paragraph-rsid="008d67cf" style:font-size-asian="12.25pt" style:font-weight-asian="bold" style:font-size-complex="14pt" style:font-weight-complex="bold"/>
    </style:style>
    <style:style style:name="P58" style:family="paragraph" style:parent-style-name="Standard">
      <style:paragraph-properties fo:line-height="150%"/>
      <style:text-properties fo:color="#000000" style:font-name="Liberation Sans" fo:font-size="14pt" style:text-underline-style="none" fo:font-weight="bold" officeooo:rsid="0020c212" officeooo:paragraph-rsid="003f6dd4" style:font-size-asian="12.25pt" style:font-weight-asian="bold" style:font-size-complex="14pt" style:font-weight-complex="bold"/>
    </style:style>
    <style:style style:name="P59" style:family="paragraph" style:parent-style-name="Standard">
      <style:paragraph-properties fo:line-height="150%"/>
      <style:text-properties fo:color="#000000" style:font-name="Liberation Sans" fo:font-size="12pt" style:text-underline-style="none" fo:font-weight="normal" officeooo:rsid="005d67af" officeooo:paragraph-rsid="005d67af" style:font-size-asian="10.5pt" style:font-weight-asian="normal" style:font-size-complex="12pt" style:font-weight-complex="normal"/>
    </style:style>
    <style:style style:name="P60" style:family="paragraph" style:parent-style-name="Standard">
      <style:paragraph-properties fo:line-height="150%"/>
      <style:text-properties style:font-name="Liberation Sans" fo:font-size="14pt" fo:font-weight="bold" officeooo:rsid="0019ba78" officeooo:paragraph-rsid="00293d30" style:font-size-asian="14pt" style:font-weight-asian="bold" style:font-size-complex="14pt" style:font-weight-complex="bold"/>
    </style:style>
    <style:style style:name="P61" style:family="paragraph" style:parent-style-name="Standard">
      <style:paragraph-properties fo:line-height="150%"/>
      <style:text-properties style:font-name="Liberation Sans" officeooo:rsid="000a7932" officeooo:paragraph-rsid="000a7932"/>
    </style:style>
    <style:style style:name="T1" style:family="text">
      <style:text-properties fo:font-style="italic" style:font-style-asian="italic" style:font-style-complex="italic"/>
    </style:style>
    <style:style style:name="T2" style:family="text">
      <style:text-properties fo:font-style="italic" officeooo:rsid="0070b504"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9bcad" style:font-style-asian="normal" style:font-style-complex="normal"/>
    </style:style>
    <style:style style:name="T5" style:family="text">
      <style:text-properties fo:font-style="normal" officeooo:rsid="002adf00" style:font-style-asian="normal" style:font-style-complex="normal"/>
    </style:style>
    <style:style style:name="T6" style:family="text">
      <style:text-properties fo:font-style="normal" officeooo:rsid="002fa316" style:font-style-asian="normal" style:font-style-complex="normal"/>
    </style:style>
    <style:style style:name="T7" style:family="text">
      <style:text-properties fo:font-style="normal" officeooo:rsid="007fa761" style:font-style-asian="normal" style:font-style-complex="normal"/>
    </style:style>
    <style:style style:name="T8" style:family="text">
      <style:text-properties fo:font-style="normal" officeooo:rsid="0088fe79" style:font-style-asian="normal" style:font-style-complex="normal"/>
    </style:style>
    <style:style style:name="T9" style:family="text">
      <style:text-properties fo:font-style="normal" officeooo:rsid="005ed3f7" style:font-style-asian="normal" style:font-style-complex="normal"/>
    </style:style>
    <style:style style:name="T10" style:family="text">
      <style:text-properties fo:font-style="normal" officeooo:rsid="00609c4b"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officeooo:rsid="003a892b"/>
    </style:style>
    <style:style style:name="T13" style:family="text">
      <style:text-properties officeooo:rsid="003f6dd4"/>
    </style:style>
    <style:style style:name="T14" style:family="text">
      <style:text-properties officeooo:rsid="005d67af"/>
    </style:style>
    <style:style style:name="T15" style:family="text">
      <style:text-properties officeooo:rsid="005ed3f7"/>
    </style:style>
    <style:style style:name="T16" style:family="text">
      <style:text-properties officeooo:rsid="00609c4b"/>
    </style:style>
    <style:style style:name="T17" style:family="text">
      <style:text-properties officeooo:rsid="00676e4f"/>
    </style:style>
    <style:style style:name="T18" style:family="text">
      <style:text-properties officeooo:rsid="006b70aa"/>
    </style:style>
    <style:style style:name="T19" style:family="text">
      <style:text-properties officeooo:rsid="006ca87a"/>
    </style:style>
    <style:style style:name="T20" style:family="text">
      <style:text-properties officeooo:rsid="0071b79d"/>
    </style:style>
    <style:style style:name="T21" style:family="text">
      <style:text-properties officeooo:rsid="007384be"/>
    </style:style>
    <style:style style:name="T22" style:family="text">
      <style:text-properties officeooo:rsid="007a19b9"/>
    </style:style>
    <style:style style:name="T23" style:family="text">
      <style:text-properties officeooo:rsid="007b5ab6"/>
    </style:style>
    <style:style style:name="T24" style:family="text">
      <style:text-properties officeooo:rsid="007c44b1"/>
    </style:style>
    <style:style style:name="T25" style:family="text">
      <style:text-properties officeooo:rsid="007d60e6"/>
    </style:style>
    <style:style style:name="T26" style:family="text">
      <style:text-properties officeooo:rsid="007fa761"/>
    </style:style>
    <style:style style:name="T27" style:family="text">
      <style:text-properties officeooo:rsid="0082bf31"/>
    </style:style>
    <style:style style:name="T28" style:family="text">
      <style:text-properties officeooo:rsid="008d67cf"/>
    </style:style>
    <style:style style:name="T29" style:family="text">
      <style:text-properties officeooo:rsid="0095b24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24"/>
      <text:p text:style-name="P25">Analyse der Funktionen von AngularJS</text:p>
      <text:p text:style-name="P2"/>
      <text:p text:style-name="P16">Im Folgenden werden nun einige Funktionen <text:span text:style-name="T21">und Filter</text:span> von AngularJS aufgezählt und erläutert, welche wir in unserem Projekt verwenden können. Dies stellt den momentanen Stand dar, kann sich jedoch jederzeit verändern. </text:p>
      <text:p text:style-name="P3"/>
      <text:p text:style-name="P48">1. Services</text:p>
      <text:p text:style-name="P30">In AngularJS ist ein Service eine Funktion oder ein Objekt, d<text:span text:style-name="T20">as</text:span> für <text:span text:style-name="T20">eine</text:span> AngularJS-Anwendung verfügbar und auf diese beschränkt ist.</text:p>
      <text:p text:style-name="P44"/>
      <text:p text:style-name="P46">$exceptionHandler</text:p>
      <text:p text:style-name="P34">Behandelt Exceptions, indem er diese an die $log.error weiterleitet.</text:p>
      <text:p text:style-name="P31">Dieser Service ist nützlich, wenn beispielsweise ein timeout oder ein anderer Fehler auftritt. Durch den <text:span text:style-name="T18">$e</text:span>xceptionHandler wird gewährleistet, <text:span text:style-name="T29">können wir die Fehler in einen Log auf dem Server schreiben, was uns den Umgang mit diesen erleichtern wird. </text:span><text:line-break/></text:p>
      <text:p text:style-name="P46">$filter</text:p>
      <text:p text:style-name="P32">Siehe 2. Filter. </text:p>
      <text:p text:style-name="P58"/>
      <text:p text:style-name="P45"><text:span text:style-name="T13">$</text:span>http</text:p>
      <text:p text:style-name="P33"><text:span text:style-name="T2">D</text:span><text:span text:style-name="T1">er $http Dienst ist ein zentraler AngularJS-Dienst, der die Kommunikation mit HTTP-Servern entweder über das XMLHttpRequest-Objekt des Browsers oder über JSONP ermöglicht. </text:span><text:span text:style-name="T25">Da wir speziell in unserem Projekt viel mit Servern arbeiten, benötigen wir diesen Service um zwischen den Servern Kommunikation zu gewährleisten. </text:span></text:p>
      <text:p text:style-name="P42"/>
      <text:p text:style-name="P41"><text:soft-page-break/><text:span text:style-name="T13">$l</text:span>ocation</text:p>
      <text:p text:style-name="P35">Analysiert URL in der Adressleiste des Browsers und stellt diese für die Anwendung zur Verfügung. Mit diesem Dienst können Änderungen an der URL übernommen und angezeigt werden.</text:p>
      <text:p text:style-name="P28">Mit Hilfe <text:span text:style-name="T17">des $location</text:span> können wir in unserem Projekt die unschöne und unübersichtliche in eine kurze, prägnante und verständliche URL umwandeln und festlegen. Dies verhilft zu einer schöneren und ansprechenderen Seite. Außerdem kann man sich so den Link zu der Seite schnell merken und auf sie zugreifen. </text:p>
      <text:p text:style-name="P41"/>
      <text:p text:style-name="P57">$log</text:p>
      <text:p text:style-name="P37"><text:span text:style-name="T28">Einfacher Service für die Protokollierung</text:span>. <text:span text:style-name="T28">Schreibt Nachricht sicher in die Konsole des Browsers.</text:span></text:p>
      <text:p text:style-name="P27">Der <text:span text:style-name="T28">$log-Service ist für unser Projekt sehr interessant, da dieser uns ermöglicht, leichter debuggen zu können.</text:span></text:p>
      <text:p text:style-name="P43"/>
      <text:p text:style-name="P41"><text:span text:style-name="T13">$p</text:span>arse</text:p>
      <text:p text:style-name="P36">Konvertiert AngularJS-Expressions in eine Funktion.</text:p>
      <text:p text:style-name="P26">Der parse-Service kann in uns beim Programmieren einige Arbeit ersparen. Dadurch, dass er automatisch in Funktionen konvertiert, müssen wir das nicht manuell machen und sparen Zeit, welche wir wieder in andere Arbeiten stecken können. </text:p>
      <text:p text:style-name="P41"/>
      <text:p text:style-name="P41"><text:span text:style-name="T13">$</text:span>q</text:p>
      <text:p text:style-name="P38">Führt Funktionen asynchron aus und deren Rückgabewerte können nach der Verarbeitung <text:s text:c="2"/><text:span text:style-name="T14">verwendet werden. </text:span></text:p>
      <text:p text:style-name="P59"><text:span text:style-name="T3">Dieser Service findet eine Verwendung bei zum Beispiel dem Collaborations-Stream. Während der User auf eine Antwort von anderen Spielern wartet, kann er in der Zwischenzeit wieder andere </text:span><text:span text:style-name="T9">Aufgaben</text:span><text:span text:style-name="T3"> </text:span><text:span text:style-name="T10">bearbeiten und weiter lernen</text:span><text:span text:style-name="T3">. </text:span></text:p>
      <text:p text:style-name="P41"><text:soft-page-break/><text:span text:style-name="T13">$</text:span>timeout </text:p>
      <text:p text:style-name="P40">window.setTimeout in AngularJS. Alle Exceptions die bei der Verarbeitung der zu verzögenden Funktion auftreten, werden an den $exceptionHandler delegiert.</text:p>
      <text:p text:style-name="P29">Kann in unserem Projekt für eine höhere Sicherheit der Daten sorgen, indem der User beispielsweise nach einer bestimmten Zeit ausgeloggt wird.</text:p>
      <text:p text:style-name="P49"/>
      <text:p text:style-name="P49"/>
      <text:p text:style-name="P48">2. Filter</text:p>
      <text:p text:style-name="P47">In AngularJS ist ein Filter eine Formatierungsmöglichkeit für Daten.</text:p>
      <text:p text:style-name="P17"/>
      <text:p text:style-name="P18">Filter <text:s/></text:p>
      <text:p text:style-name="P4">Wählt eine Teilmenge von Elementen aus einem Array aus und gibt diese als ein neues Array zurück.</text:p>
      <text:p text:style-name="P15">Dieser Filter kann genutzt werden, wenn man nur einen Teil von in einem Array gespeicherte Daten braucht und mit diesen weiterarbeiten möchte. </text:p>
      <text:p text:style-name="P15">Beispielsweise kann das beim Einteilen der Mathematik-Aufgaben nützlich sein. </text:p>
      <text:p text:style-name="P15"/>
      <text:p text:style-name="P18">Number</text:p>
      <text:p text:style-name="P5">Formatiert eine Zahl zu einem Text.</text:p>
      <text:p text:style-name="P5"><text:span text:style-name="T3">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4">und leichter</text:span><text:span text:style-name="T3"> zu </text:span><text:span text:style-name="T8">verarbeiten</text:span><text:span text:style-name="T4">. </text:span></text:p>
      <text:p text:style-name="P19"/>
      <text:p text:style-name="P19"/>
      <text:p text:style-name="P19"/>
      <text:p text:style-name="P18"><text:soft-page-break/>Date </text:p>
      <text:p text:style-name="P6">Formatiert ein Datum in ein gewünschtes String-Format um.</text:p>
      <text:p text:style-name="P6"><text:span text:style-name="T3">Dieser Filter eignet sich sehr gut um Daten zum Beispiel für die Spielstände der Nutzer zu speichern und dieses als String anstatt als Date </text:span><text:span text:style-name="T7">weiterzubearbeiten.</text:span><text:span text:style-name="T5"> Strings lassen sich in dem meisten Fällen leichter bearbeiten, als ein Date-Format.</text:span></text:p>
      <text:p text:style-name="P10"/>
      <text:p text:style-name="P20">Json</text:p>
      <text:p text:style-name="P7">Konvertiert JavaScript-Objekte in JSON-Strings um.</text:p>
      <text:p text:style-name="P11">JSON wird benötigt, um mit dem HTTP-Server zu interagieren. </text:p>
      <text:p text:style-name="P18"/>
      <text:p text:style-name="P21">Lowercase &amp; Uppercase</text:p>
      <text:p text:style-name="P8">Konvertieren Zeichenfolgen in Klein- bzw. Großbuchstaben. </text:p>
      <text:p text:style-name="P12">Diese Filter sind sinnvoll um Zeichenfolgen in eine einheitliche Konvertierung zu wandeln. Dies ist <text:span text:style-name="T26">hilfreich,</text:span> wenn zum Beispiel String<text:span text:style-name="T26">s</text:span> verglichen werden müssen. Dies wäre bei Frage-Antwort-Aufgaben anzuwenden, um eben die eingegeben Antworten mit den korrekten Lösungen zu <text:span text:style-name="T26">vergleichen.</text:span> </text:p>
      <text:p text:style-name="P8"><text:span text:style-name="T3">In unserem Fall haben wir uns für </text:span><text:span text:style-name="T11">lowercase</text:span><text:span text:style-name="T3"> entschieden, da diese Variante definitiv </text:span><text:span text:style-name="T6">verbreiteter ist und im Englischen die Kleinschreibung die Norm darstellt. Dadurch muss dann im besten Fall nicht viel umgewandelt werden, um die Eingaben vergleichen zu können. </text:span></text:p>
      <text:p text:style-name="P13"/>
      <text:p text:style-name="P18">OrderBy</text:p>
      <text:p text:style-name="P9">Gibt sortiertes Array zurück. </text:p>
      <text:p text:style-name="P14">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ext:p text:style-name="P61"/>
      <text:p text:style-name="P22"><text:soft-page-break/>Quelle<text:span text:style-name="T27">nverzeichnis</text:span>: </text:p>
      <text:p text:style-name="P22"/>
      <text:p text:style-name="P23">Filter:<text:tab/><text:tab/>Filter components in ng, <text:a xlink:type="simple" xlink:href="https://docs.angularjs.org/api/ng/filter" text:style-name="Internet_20_link" text:visited-style-name="Visited_20_Internet_20_Link">https://docs.angularjs.org/api/ng/filter</text:a>, Abruf am</text:p>
      <text:p text:style-name="P23"><text:tab/><text:tab/> 2<text:span text:style-name="T12">4</text:span>.04.2018</text:p>
      <text:p text:style-name="P23"/>
      <text:p text:style-name="P23">Services: <text:tab/>Service components in ng, <text:a xlink:type="simple" xlink:href="https://docs.angularjs.org/api/ng/service" text:style-name="Internet_20_link" text:visited-style-name="Visited_20_Internet_20_Link">https://docs.angularjs.org/api/ng/service</text:a>, Abruf am</text:p>
      <text:p text:style-name="P23"><text:tab/><text:tab/>2<text:span text:style-name="T12">4</text:span>.04.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778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0c1db0" officeooo:paragraph-rsid="000c1db0"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08c5ff" officeooo:paragraph-rsid="0008c5ff" style:font-size-asian="10pt" style:font-size-complex="10pt"/>
    </style:style>
    <style:style style:name="MP4" style:family="paragraph" style:parent-style-name="Table_20_Contents">
      <style:text-properties fo:color="#000000" style:font-name="Liberation Sans" fo:font-size="10pt" officeooo:rsid="0010886c" officeooo:paragraph-rsid="0010886c"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officeooo:rsid="0010886c" officeooo:paragraph-rsid="0010886c" style:font-size-asian="10pt" style:font-size-complex="10pt"/>
    </style:style>
    <style:style style:name="MP6" style:family="paragraph" style:parent-style-name="Table_20_Contents">
      <style:paragraph-properties fo:text-align="start" style:justify-single-word="false"/>
      <style:text-properties fo:color="#000000" style:font-name="Liberation Sans" fo:font-size="10pt" officeooo:rsid="0010886c" officeooo:paragraph-rsid="0010886c" style:font-size-asian="10pt" style:font-size-complex="10pt"/>
    </style:style>
    <style:style style:name="MP7"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8"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Team 3 (Teamleiter Noah Lehmann)</text:p>
            </table:table-cell>
            <table:table-cell table:style-name="Tabelle2.B1" office:value-type="string">
              <text:p text:style-name="MP3"><draw:frame draw:style-name="Mfr1" draw:name="Bild1" text:anchor-type="paragraph" svg:x="4.579cm" svg:y="-2.286cm" svg:width="3.817cm" svg:height="1.771cm" draw:z-index="4"><draw:image xlink:href="Pictures/1000020100000320000001737FA9F403DAD56B88.png" xlink:type="simple" xlink:show="embed" xlink:actuate="onLoad" loext:mime-type="image/png"/></draw:frame>Web Development 2</text:p>
            </table:table-cell>
          </table:table-row>
          <table:table-row>
            <table:table-cell table:style-name="Tabelle2.A2" office:value-type="string">
              <text:p text:style-name="MP4">Analyse der Funktionen von AngularJS</text:p>
            </table:table-cell>
            <table:table-cell table:style-name="Tabelle2.B2" office:value-type="string">
              <text:p text:style-name="MP5">24.04.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6">Christa Strauß, Tina Amann</text:p>
            </table:table-cell>
            <table:table-cell table:style-name="Tabelle1.A1" office:value-type="string">
              <text:p text:style-name="MP7"><text:page-number text:select-page="current">5</text:page-number></text:p>
            </table:table-cell>
          </table:table-row>
        </table:table>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28T09:52:39.033000000</dc:date>
    <meta:editing-duration>PT9H6M38S</meta:editing-duration>
    <meta:editing-cycles>109</meta:editing-cycles>
    <meta:generator>LibreOffice/5.4.6.2$Windows_X86_64 LibreOffice_project/4014ce260a04f1026ba855d3b8d91541c224eab8</meta:generator>
    <meta:document-statistic meta:table-count="2" meta:image-count="1" meta:object-count="0" meta:page-count="5" meta:paragraph-count="59" meta:word-count="734" meta:character-count="5220" meta:non-whitespace-character-count="4514"/>
  </office:meta>
</office:document-meta>
</file>